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start" style:justify-single-word="false"/>
      <style:text-properties fo:font-weight="normal" style:font-weight-asian="normal" style:font-weight-complex="normal"/>
    </style:style>
    <style:style style:name="P2" style:family="paragraph" style:parent-style-name="Standard">
      <style:text-properties fo:font-size="14pt" style:text-underline-style="solid" style:text-underline-width="auto" style:text-underline-color="font-color" fo:font-weight="bold" style:font-size-asian="14pt" style:font-weight-asian="bold" style:font-size-complex="14pt" style:font-weight-complex="bold"/>
    </style:style>
    <style:style style:name="P3" style:family="paragraph" style:parent-style-name="Standard">
      <style:paragraph-properties fo:text-align="start"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4" style:family="paragraph" style:parent-style-name="Standard">
      <style:text-properties fo:font-size="14pt" style:text-underline-style="none" fo:font-weight="normal" style:font-size-asian="14pt" style:font-weight-asian="normal" style:font-size-complex="14pt" style:font-weight-complex="normal"/>
    </style:style>
    <style:style style:name="P5" style:family="paragraph" style:parent-style-name="Standard">
      <style:text-properties fo:font-size="12pt" style:text-underline-style="none" fo:font-weight="normal" style:font-size-asian="12pt" style:font-weight-asian="normal" style:font-size-complex="12pt" style:font-weight-complex="normal"/>
    </style:style>
    <style:style style:name="P6" style:family="paragraph" style:parent-style-name="Standard">
      <style:paragraph-properties fo:text-align="start" style:justify-single-word="false"/>
      <style:text-properties style:text-underline-style="none" fo:font-weight="normal" style:font-weight-asian="normal" style:font-weight-complex="normal"/>
    </style:style>
    <style:style style:name="P7" style:family="paragraph" style:parent-style-name="Standard" style:list-style-name="L1">
      <style:paragraph-properties fo:text-align="start" style:justify-single-word="false"/>
      <style:text-properties fo:font-weight="normal" style:font-weight-asian="normal" style:font-weight-complex="normal"/>
    </style:style>
    <style:style style:name="P8" style:family="paragraph" style:parent-style-name="Standard" style:list-style-name="L2">
      <style:paragraph-properties fo:text-align="start" style:justify-single-word="false"/>
      <style:text-properties fo:font-weight="normal" style:font-weight-asian="normal" style:font-weight-complex="normal"/>
    </style:style>
    <style:style style:name="P9" style:family="paragraph" style:parent-style-name="Standard">
      <style:paragraph-properties fo:text-align="start" style:justify-single-word="false"/>
      <style:text-properties style:text-underline-style="none" fo:font-weight="normal" style:font-weight-asian="normal" style:font-weight-complex="normal"/>
    </style:style>
    <style:style style:name="P10" style:family="paragraph" style:parent-style-name="Standard" style:list-style-name="L3">
      <style:paragraph-properties fo:text-align="start" style:justify-single-word="false"/>
      <style:text-properties style:text-underline-style="none" fo:font-weight="normal" style:font-weight-asian="normal" style:font-weight-complex="normal"/>
    </style:style>
    <style:style style:name="P11" style:family="paragraph" style:parent-style-name="Standard" style:list-style-name="L4">
      <style:paragraph-properties fo:text-align="start" style:justify-single-word="false"/>
      <style:text-properties style:text-underline-style="none" fo:font-weight="normal" style:font-weight-asian="normal" style:font-weight-complex="normal"/>
    </style:style>
    <style:style style:name="P12" style:family="paragraph" style:parent-style-name="Standard" style:list-style-name="L5">
      <style:paragraph-properties fo:text-align="start" style:justify-single-word="false"/>
      <style:text-properties style:text-underline-style="none" fo:font-weight="normal" style:font-weight-asian="normal" style:font-weight-complex="normal"/>
    </style:style>
    <style:style style:name="P13" style:family="paragraph" style:parent-style-name="Standard" style:list-style-name="L6">
      <style:paragraph-properties fo:text-align="start" style:justify-single-word="false"/>
      <style:text-properties style:text-underline-style="none" fo:font-weight="normal" style:font-weight-asian="normal" style:font-weight-complex="normal"/>
    </style:style>
    <style:style style:name="P14" style:family="paragraph" style:parent-style-name="Standard">
      <style:paragraph-properties fo:text-align="start"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roject Company</text:p>
      <text:p text:style-name="Standard">Techsol is a North American(NAFTA) corporation providing low-cost out-sourcing of embedded product, or ZigBee wireless adaptor, design and board fabrication. This company implements rapid prototypes using complete, RoHs-compliant SMT production line in-house is a key differentiator. Operating lead-free since December 2005, this line accelerates the development of products, and also provides low-cost pilot production.</text:p>
      <text:p text:style-name="Standard"/>
      <text:p text:style-name="Standard"/>
      <text:p text:style-name="P3">Problem Analysis</text:p>
      <text:p text:style-name="Standard">TechSol is currently developing an application, which is running on small devices. This application <text:s/>is designed to complete tasks based on environments that are specified by general users. <text:s/>Also, the engine of this application is built on WebKit, which is Safari web-browser engine. It makes this application adaptable to any system. The current running application that TechSol has is either slow, hard to use with touch screens, and takes too much system resources.</text:p>
      <text:p text:style-name="Standard"/>
      <text:p text:style-name="Standard"/>
      <text:p text:style-name="P2">Project Specification</text:p>
      <text:p text:style-name="P5">To create a fast, minimalistic web browser that works well on small, low-resolution, touch-screen devices. Current solutions are all either slow, hard to use with touch screens, or take up too much memory and other resources.</text:p>
      <text:p text:style-name="P4"/>
      <text:p text:style-name="P4"/>
      <text:p text:style-name="P3">Requirements</text:p>
      <text:p text:style-name="P1">The browser must be</text:p>
      <text:list xml:id="list891266718" text:style-name="L1">
        <text:list-item>
          <text:p text:style-name="P7">fast</text:p>
        </text:list-item>
        <text:list-item>
          <text:p text:style-name="P7">lean (small memory footprint)</text:p>
        </text:list-item>
        <text:list-item>
          <text:p text:style-name="P7">small (install size)</text:p>
        </text:list-item>
        <text:list-item>
          <text:p text:style-name="P7">optimized for touch screens (no right-click or scroll wheels)</text:p>
        </text:list-item>
        <text:list-item>
          <text:p text:style-name="P7">intuitive</text:p>
        </text:list-item>
        <text:list-item>
          <text:p text:style-name="P7">optimized for small displays (320x240), but usable on large displays</text:p>
        </text:list-item>
        <text:list-item>
          <text:p text:style-name="P7">and completely command line configurable.</text:p>
        </text:list-item>
      </text:list>
      <text:p text:style-name="Standard">All bugs found in GTK, WebKit or other projects must be sent upstream to the appropriate bug trackers.</text:p>
      <text:p text:style-name="Standard"/>
      <text:p text:style-name="P3">Strategy</text:p>
      <text:p text:style-name="P1">Use WebKit with GTK in c and create a very slimmed down browser implementing only the features absolutely necessary for xhtml, css and javascript. Time will also be spent doing benchmarking, finding slow and/or inefficient code and fixing or replacing it with better, more efficient code (or simply removing it).</text:p>
      <text:p text:style-name="P1"/>
      <text:p text:style-name="P1"/>
      <text:p text:style-name="P3">Skills to learn</text:p>
      <text:p text:style-name="P1">This project will help us develop skills in</text:p>
      <text:list xml:id="list655438332" text:style-name="L2">
        <text:list-item>
          <text:p text:style-name="P8">code optimization</text:p>
        </text:list-item>
        <text:list-item>
          <text:p text:style-name="P8">HCI (Human Computer Interface) Design</text:p>
        </text:list-item>
        <text:list-item>
          <text:p text:style-name="P8">bug tracking</text:p>
        </text:list-item>
        <text:list-item>
          <text:p text:style-name="P8"><text:soft-page-break/>upstream bug reporting</text:p>
        </text:list-item>
        <text:list-item>
          <text:p text:style-name="P8">code research</text:p>
        </text:list-item>
        <text:list-item>
          <text:p text:style-name="P8">and benchmarking.</text:p>
        </text:list-item>
      </text:list>
      <text:p text:style-name="P1"/>
      <text:p text:style-name="P3">Tasks Responsibilities</text:p>
      <text:list xml:id="list157178136" text:style-name="L3">
        <text:list-item>
          <text:p text:style-name="P10">Initial Prototype (Doug, Steffen, Eddie, Brendan)</text:p>
        </text:list-item>
        <text:list-item>
          <text:p text:style-name="P10">Source code structuring (Steffen)</text:p>
        </text:list-item>
        <text:list-item>
          <text:p text:style-name="P10">Command Line Arguments (Doug, Steffen)</text:p>
        </text:list-item>
        <text:list-item>
          <text:p text:style-name="P10">Graphics – icons, colors (Eddie)</text:p>
        </text:list-item>
        <text:list-item>
          <text:p text:style-name="P10">WebKit Research (Steffen)</text:p>
        </text:list-item>
        <text:list-item>
          <text:p text:style-name="P10">GTK Research (Doug)</text:p>
        </text:list-item>
        <text:list-item>
          <text:p text:style-name="P10">Fullscreen Support (Doug)</text:p>
        </text:list-item>
        <text:list-item>
          <text:p text:style-name="P10">Context Menu (Doug)</text:p>
        </text:list-item>
        <text:list-item>
          <text:p text:style-name="P10">Documentation formatting and checking (Eddie)</text:p>
        </text:list-item>
        <text:list-item>
          <text:p text:style-name="P10">Benchmarking (Brendan)</text:p>
        </text:list-item>
        <text:list-item>
          <text:p text:style-name="P10">Disable Highlighting (Doug, Steffen, Eddie Brendan)</text:p>
        </text:list-item>
      </text:list>
      <text:p text:style-name="P6"/>
      <text:p text:style-name="P3">Tasks Completed Last Week</text:p>
      <text:list xml:id="list1122500580" text:style-name="L4">
        <text:list-item>
          <text:p text:style-name="P11">Initial Prototype (no features, just get something working)</text:p>
        </text:list-item>
        <text:list-item>
          <text:p text:style-name="P11">Set up SVN and project site</text:p>
        </text:list-item>
        <text:list-item>
          <text:p text:style-name="P11">Decide on code commenting format</text:p>
        </text:list-item>
      </text:list>
      <text:p text:style-name="P6"/>
      <text:p text:style-name="P3">Tasks Not Completed Last Week</text:p>
      <text:list xml:id="list830209087" text:style-name="L5">
        <text:list-item>
          <text:p text:style-name="P12">Finalize SVN directory structure</text:p>
        </text:list-item>
      </text:list>
      <text:p text:style-name="P6"/>
      <text:p text:style-name="P3">Tasks To Do This Week</text:p>
      <text:list xml:id="list1550713981" text:style-name="L6">
        <text:list-item>
          <text:p text:style-name="P13">Fullscreen</text:p>
        </text:list-item>
        <text:list-item>
          <text:p text:style-name="P13">Benchmark the prototype (to generate a base-line)</text:p>
        </text:list-item>
        <text:list-item>
          <text:p text:style-name="P13">Finalize SVN Directory Structure (almost done)</text:p>
        </text:list-item>
        <text:list-item>
          <text:p text:style-name="P13">Determine what is handling highlighting (so we can disable i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5-01T11:36:56</meta:creation-date>
    <dc:date>2009-05-03T22:33:23</dc:date>
    <meta:editing-duration>PT04H12M45S</meta:editing-duration>
    <meta:editing-cycles>34</meta:editing-cycles>
    <meta:generator>OpenOffice.org/3.0$Unix OpenOffice.org_project/300m15$Build-9379</meta:generator>
    <meta:document-statistic meta:table-count="0" meta:image-count="0" meta:object-count="0" meta:page-count="2" meta:paragraph-count="49" meta:word-count="443" meta:character-count="2830"/>
    <meta:user-defined meta:name="Info 1"/>
    <meta:user-defined meta:name="Info 2"/>
    <meta:user-defined meta:name="Info 3"/>
    <meta:user-defined meta:name="Info 4"/>
  </office:meta>
</office:document-meta>
</file>